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1cm" svg:y="5.118cm">
          <draw:text-box>
            <text:p text:style-name="P1"><text:span text:style-name="T1">1</text:span></text:p>
          </draw:text-box>
        </draw:frame>
        <draw:frame draw:style-name="gr1" draw:text-style-name="P2" draw:layer="layout" svg:width="0.889cm" svg:height="0.962cm" svg:x="8.621cm" svg:y="5.118cm">
          <draw:text-box>
            <text:p text:style-name="P2"><text:span text:style-name="T2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 text:style-name="P3"><text:span text:style-name="T3">1</text:span></text:p>
          </draw:text-box>
        </draw:frame>
        <draw:frame draw:style-name="gr1" draw:text-style-name="P1" draw:layer="layout" svg:width="0.889cm" svg:height="0.962cm" svg:x="8.621cm" svg:y="3.84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11.16cm" svg:y="6.388cm">
          <draw:text-box>
            <text:p text:style-name="P1"><text:span text:style-name="T1">1</text:span></text:p>
          </draw:text-box>
        </draw:frame>
        <draw:frame draw:style-name="gr1" draw:text-style-name="P1" draw:layer="layout" svg:width="0.889cm" svg:height="0.962cm" svg:x="8.62cm" svg:y="6.388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08:47.622359173</meta:creation-date>
    <dc:date>2015-01-08T23:09:51.302324962</dc:date>
    <meta:editing-duration>P0D</meta:editing-duration>
    <meta:editing-cycles>1</meta:editing-cycles>
    <meta:document-statistic meta:object-count="7"/>
    <meta:generator>LibreOffice/4.2.7.2$Linux_X86_64 LibreOffice_project/420m0$Build-2</meta:generator>
  </office:meta>
</office:document-meta>
</file>